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4.5cm" fo:min-width="6.5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4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9.2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11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11.111cm 13.215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6.75cm" svg:y="17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75cm" svg:height="1.75cm" svg:x="13cm" svg:y="7cm">
          <text:p text:style-name="P1">Boleti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13.503cm" svg:y1="14.942cm" svg:x2="8.875cm" svg:y2="17cm" draw:start-shape="id5" draw:start-glue-point="2" draw:end-shape="id6" draw:end-glue-point="0" svg:d="M13503 14942v1041h-4628v1017" svg:viewBox="0 0 4629 2059">
          <text:p/>
        </draw:connector>
        <draw:connector draw:style-name="gr4" draw:text-style-name="P2" draw:layer="layout" svg:x1="6.5cm" svg:y1="3.425cm" svg:x2="11cm" svg:y2="3.475cm" draw:start-shape="id1" draw:start-glue-point="1" draw:end-shape="id7" draw:end-glue-point="3" svg:d="M6500 3425h2250v50h2250" svg:viewBox="0 0 4501 51">
          <text:p/>
        </draw:connector>
        <draw:connector draw:style-name="gr4" draw:text-style-name="P2" draw:layer="layout" svg:x1="15.75cm" svg:y1="3.475cm" svg:x2="19.25cm" svg:y2="3.375cm" draw:start-shape="id7" draw:start-glue-point="1" draw:end-shape="id8" draw:end-glue-point="3" svg:d="M15750 3475h1750v-100h1750" svg:viewBox="0 0 3501 101">
          <text:p/>
        </draw:connector>
        <draw:custom-shape draw:style-name="gr1" draw:text-style-name="P1" draw:layer="layout" svg:width="4.75cm" svg:height="1.75cm" svg:x="19.25cm" svg:y="17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5cm" svg:height="1.75cm" svg:x="13.5cm" svg:y="17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9cm" svg:height="1.75cm" svg:x="7.931cm" svg:y="5.959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75cm" svg:height="1.313cm" svg:x="1.75cm" svg:y="14.209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119cm" svg:y1="14.09cm" svg:x2="5.5cm" svg:y2="14.865cm" draw:start-shape="id5" draw:start-glue-point="3" draw:end-shape="id9" draw:end-glue-point="1" svg:d="M11119 14090h-2813v775h-2806" svg:viewBox="0 0 5620 776">
          <text:p/>
        </draw:connector>
        <draw:custom-shape draw:style-name="gr8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aula_id</text:p>
          <text:p text:style-name="P4">#matricula_id</text:p>
          <text:p text:style-name="P3">#turno_id</text:p>
          <text:p text:style-name="P3">+curso(nombre)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25cm" svg:height="6cm" svg:x="33.85cm" svg:y="15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5cm" svg:height="1.75cm" draw:transform="rotate (0.00959931088596881) translate (7.5cm 8.5cm)">
          <text:p text:style-name="P1">Cla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08cm" svg:y1="9.375cm" svg:x2="6.5cm" svg:y2="9.375cm" draw:start-shape="id10" draw:start-glue-point="3" draw:end-shape="id3" draw:end-glue-point="1" svg:d="M7508 9375h-1008" svg:viewBox="0 0 1009 1">
          <text:p/>
        </draw:connector>
        <draw:connector draw:style-name="gr4" draw:text-style-name="P2" draw:layer="layout" svg:x1="9.892cm" svg:y1="10.227cm" svg:x2="13.486cm" svg:y2="13.192cm" draw:start-shape="id10" draw:start-glue-point="2" draw:end-shape="id5" draw:end-glue-point="0" svg:d="M9892 10227v1483h3594v1482" svg:viewBox="0 0 3595 2966">
          <text:p/>
        </draw:connector>
        <draw:connector draw:style-name="gr4" draw:text-style-name="P2" draw:layer="layout" svg:x1="9.881cm" svg:y1="7.709cm" svg:x2="9.875cm" svg:y2="8.477cm" draw:start-shape="id11" draw:start-glue-point="2" draw:end-shape="id10" draw:end-glue-point="0" svg:d="M9881 7709v373h-6v395" svg:viewBox="0 0 7 769">
          <text:p/>
        </draw:connector>
        <draw:custom-shape draw:style-name="gr14" draw:text-style-name="P5" draw:layer="layout" svg:width="7cm" svg:height="4.75cm" svg:x="26cm" svg:y="23.75cm">
          <text:p text:style-name="P1"><text:span text:style-name="T1">Clase</text:span></text:p>
          <text:p text:style-name="P3">@idClase</text:p>
          <text:p text:style-name="P3">#catedra_id</text:p>
          <text:p text:style-name="P3">#curso_id</text:p>
          <text:p text:style-name="P3">#horario_id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25cm" svg:height="5cm" svg:x="33.95cm" svg:y="22.5cm">
          <text:p text:style-name="P1"><text:span text:style-name="T1">Calificacion</text:span></text:p>
          <text:p text:style-name="P3">@idCalificacion</text:p>
          <text:p text:style-name="P3">+nota_1</text:p>
          <text:p text:style-name="P3">+nota_2</text:p>
          <text:p text:style-name="P3">+nota_3</text:p>
          <text:p text:style-name="P3">+Nota_final</text:p>
          <text:p text:style-name="P3"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835cm 1.621cm" svg:x1="13.375cm" svg:y1="4.5cm" svg:x2="15.869cm" svg:y2="14.044cm" draw:start-shape="id7" draw:start-glue-point="2" draw:end-shape="id5" draw:end-glue-point="1" svg:d="M13375 4500v1500h4625v8044h-2131" svg:viewBox="0 0 4626 9545">
          <text:p/>
        </draw:connector>
        <draw:connector draw:style-name="gr4" draw:text-style-name="P2" draw:layer="layout" svg:x1="13cm" svg:y1="7.875cm" svg:x2="11.831cm" svg:y2="6.834cm" draw:start-shape="id12" draw:start-glue-point="3" draw:end-shape="id11" draw:end-glue-point="1" svg:d="M13000 7875h-584v-1041h-585" svg:viewBox="0 0 1170 104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2-11-25T11:34:18.512735368</dc:date>
    <meta:editing-duration>PT8H36M5S</meta:editing-duration>
    <meta:editing-cycles>42</meta:editing-cycles>
    <meta:generator>LibreOffice/7.3.7.2$Linux_X86_64 LibreOffice_project/30$Build-2</meta:generator>
    <meta:document-statistic meta:object-count="35"/>
  </office:meta>
</office:document-meta>
</file>